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3.25in"/>
    </style:style>
    <style:style style:name="Table1.1" style:family="table-row">
      <style:table-row-properties style:min-row-height="0.2917in" fo:keep-together="auto"/>
    </style:style>
    <style:style style:name="Table1.A1" style:family="table-cell">
      <style:table-cell-properties fo:padding="0.0694in" fo:border="1pt solid #000001" style:writing-mode="lr-tb"/>
    </style:style>
    <style:style style:name="Table1.2" style:family="table-row">
      <style:table-row-properties fo:keep-together="auto"/>
    </style:style>
    <style:style style:name="Table1.3"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999999"/>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officeooo:rsid="001af1cc" officeooo:paragraph-rsid="001af1cc"/>
    </style:style>
    <style:style style:name="P5" style:family="paragraph" style:parent-style-name="Standard">
      <style:paragraph-properties fo:margin-left="0.5in" fo:margin-right="0in" fo:margin-top="0in" fo:margin-bottom="0in" loext:contextual-spacing="false" fo:text-indent="0in" style:auto-text-indent="false"/>
      <style:text-properties fo:color="#999999" officeooo:rsid="001af1cc" officeooo:paragraph-rsid="001af1cc"/>
    </style:style>
    <style:style style:name="P6" style:family="paragraph" style:parent-style-name="Standard">
      <style:paragraph-properties fo:margin-left="0.5in" fo:margin-right="0in" fo:margin-top="0in" fo:margin-bottom="0in" loext:contextual-spacing="false" fo:text-indent="0in" style:auto-text-indent="false"/>
      <style:text-properties fo:color="#999999" officeooo:rsid="001cde04" officeooo:paragraph-rsid="001cde04"/>
    </style:style>
    <style:style style:name="P7" style:family="paragraph" style:parent-style-name="Heading_20_3">
      <style:paragraph-properties fo:margin-top="0.222in" fo:margin-bottom="0.0555in" loext:contextual-spacing="false"/>
    </style:style>
    <style:style style:name="P8" style:family="paragraph" style:parent-style-name="Heading_20_3">
      <style:paragraph-properties fo:margin-top="0.222in" fo:margin-bottom="0.0555in" loext:contextual-spacing="false"/>
      <style:text-properties fo:color="#999999" officeooo:rsid="001af1cc" officeooo:paragraph-rsid="001af1cc"/>
    </style:style>
    <style:style style:name="P9" style:family="paragraph" style:parent-style-name="Standard">
      <style:paragraph-properties fo:margin-top="0in" fo:margin-bottom="0in" loext:contextual-spacing="false"/>
      <style:text-properties officeooo:paragraph-rsid="001f16a2"/>
    </style:style>
    <style:style style:name="P10" style:family="paragraph" style:parent-style-name="Standard" style:list-style-name="WWNum2">
      <style:paragraph-properties fo:margin-left="0.5in" fo:margin-right="0in" fo:margin-top="0in" fo:margin-bottom="0in" loext:contextual-spacing="true" fo:text-indent="-0.25in" style:auto-text-indent="false"/>
      <style:text-properties fo:color="#999999"/>
    </style:style>
    <style:style style:name="P11" style:family="paragraph" style:parent-style-name="Standard" style:list-style-name="WWNum2">
      <style:paragraph-properties fo:margin-left="0.5in" fo:margin-right="0in" fo:margin-top="0in" fo:margin-bottom="0in" loext:contextual-spacing="true" fo:text-indent="-0.25in" style:auto-text-indent="false"/>
      <style:text-properties fo:color="#999999" officeooo:rsid="001af1cc" officeooo:paragraph-rsid="001af1cc"/>
    </style:style>
    <style:style style:name="P12" style:family="paragraph" style:parent-style-name="Standard" style:list-style-name="WWNum3">
      <style:paragraph-properties fo:margin-left="0.5in" fo:margin-right="0in" fo:margin-top="0in" fo:margin-bottom="0in" loext:contextual-spacing="true" fo:text-indent="-0.25in" style:auto-text-indent="false"/>
      <style:text-properties fo:color="#999999" officeooo:rsid="001af1cc" officeooo:paragraph-rsid="001af1cc"/>
    </style:style>
    <style:style style:name="P13" style:family="paragraph" style:parent-style-name="Standard" style:list-style-name="WWNum1">
      <style:paragraph-properties fo:margin-left="0.5in" fo:margin-right="0in" fo:margin-top="0in" fo:margin-bottom="0in" loext:contextual-spacing="true" fo:text-indent="-0.25in" style:auto-text-indent="false"/>
      <style:text-properties fo:color="#999999" officeooo:rsid="001e8a37" officeooo:paragraph-rsid="001e8a37"/>
    </style:style>
    <style:style style:name="P14" style:family="paragraph" style:parent-style-name="Standard" style:list-style-name="WWNum1">
      <style:paragraph-properties fo:margin-left="0.5in" fo:margin-right="0in" fo:margin-top="0in" fo:margin-bottom="0in" loext:contextual-spacing="true" fo:text-indent="-0.25in" style:auto-text-indent="false"/>
      <style:text-properties fo:color="#999999" officeooo:rsid="001e8a37" officeooo:paragraph-rsid="00215abd"/>
    </style:style>
    <style:style style:name="P15" style:family="paragraph" style:parent-style-name="Standard" style:list-style-name="WWNum3">
      <style:paragraph-properties fo:margin-left="0.5in" fo:margin-right="0in" fo:margin-top="0in" fo:margin-bottom="0in" loext:contextual-spacing="true" fo:text-indent="-0.25in" style:auto-text-indent="false"/>
      <style:text-properties fo:color="#999999" officeooo:rsid="001cde04" officeooo:paragraph-rsid="001cde04"/>
    </style:style>
    <style:style style:name="P16" style:family="paragraph" style:parent-style-name="Standard" style:list-style-name="WWNum1">
      <style:paragraph-properties fo:margin-left="0.5in" fo:margin-right="0in" fo:margin-top="0in" fo:margin-bottom="0in" loext:contextual-spacing="true" fo:text-indent="-0.25in" style:auto-text-indent="false"/>
      <style:text-properties officeooo:paragraph-rsid="00215abd"/>
    </style:style>
    <style:style style:name="P17" style:family="paragraph" style:parent-style-name="Standard" style:list-style-name="WWNum1">
      <style:paragraph-properties fo:margin-left="0.5in" fo:margin-right="0in" fo:margin-top="0in" fo:margin-bottom="0in" loext:contextual-spacing="true" fo:text-indent="-0.25in" style:auto-text-indent="false"/>
      <style:text-properties officeooo:paragraph-rsid="0029aef1"/>
    </style:style>
    <style:style style:name="P18" style:family="paragraph" style:parent-style-name="Standard" style:list-style-name="WWNum3">
      <style:paragraph-properties fo:margin-left="0.5in" fo:margin-right="0in" fo:margin-top="0in" fo:margin-bottom="0in" loext:contextual-spacing="true" fo:text-indent="-0.25in" style:auto-text-indent="false"/>
      <style:text-properties officeooo:paragraph-rsid="001af1cc"/>
    </style:style>
    <style:style style:name="P19" style:family="paragraph" style:parent-style-name="Standard" style:list-style-name="WWNum3">
      <style:paragraph-properties fo:margin-left="0.5in" fo:margin-right="0in" fo:margin-top="0in" fo:margin-bottom="0in" loext:contextual-spacing="true" fo:text-indent="-0.25in" style:auto-text-indent="false"/>
      <style:text-properties officeooo:rsid="0023b171" officeooo:paragraph-rsid="0023b171"/>
    </style:style>
    <style:style style:name="P20" style:family="paragraph" style:parent-style-name="Standard">
      <style:paragraph-properties fo:margin-left="0.5in" fo:margin-right="0in" fo:margin-top="0in" fo:margin-bottom="0in" loext:contextual-spacing="false" fo:text-indent="0in" style:auto-text-indent="false"/>
      <style:text-properties fo:color="#999999" officeooo:rsid="001f16a2" officeooo:paragraph-rsid="001f16a2"/>
    </style:style>
    <style:style style:name="P21" style:family="paragraph" style:parent-style-name="Standard">
      <style:paragraph-properties fo:margin-left="0.5in" fo:margin-right="0in" fo:margin-top="0in" fo:margin-bottom="0in" loext:contextual-spacing="false" fo:text-indent="0in" style:auto-text-indent="false"/>
      <style:text-properties fo:color="#999999" officeooo:rsid="00215abd" officeooo:paragraph-rsid="0024194f"/>
    </style:style>
    <style:style style:name="P22" style:family="paragraph" style:parent-style-name="Standard">
      <style:paragraph-properties fo:margin-left="0.5in" fo:margin-right="0in" fo:margin-top="0in" fo:margin-bottom="0in" loext:contextual-spacing="false" fo:text-indent="0in" style:auto-text-indent="false"/>
      <style:text-properties fo:color="#999999" officeooo:rsid="0021763c" officeooo:paragraph-rsid="0021763c"/>
    </style:style>
    <style:style style:name="P23" style:family="paragraph" style:parent-style-name="Standard">
      <style:paragraph-properties fo:margin-left="0.5in" fo:margin-right="0in" fo:margin-top="0in" fo:margin-bottom="0in" loext:contextual-spacing="false" fo:text-indent="0in" style:auto-text-indent="false"/>
      <style:text-properties fo:color="#999999" officeooo:rsid="00246371" officeooo:paragraph-rsid="00246371"/>
    </style:style>
    <style:style style:name="P24" style:family="paragraph" style:parent-style-name="Heading_20_2" style:master-page-name="Standard">
      <style:paragraph-properties fo:margin-top="0.25in" fo:margin-bottom="0.0835in" loext:contextual-spacing="false" style:page-number="1"/>
    </style:style>
    <style:style style:name="T1" style:family="text">
      <style:text-properties fo:color="#999999"/>
    </style:style>
    <style:style style:name="T2" style:family="text">
      <style:text-properties fo:color="#999999" officeooo:rsid="001af1cc"/>
    </style:style>
    <style:style style:name="T3" style:family="text">
      <style:text-properties fo:color="#999999" officeooo:rsid="001f16a2"/>
    </style:style>
    <style:style style:name="T4" style:family="text">
      <style:text-properties fo:color="#999999" officeooo:rsid="00215abd"/>
    </style:style>
    <style:style style:name="T5" style:family="text">
      <style:text-properties fo:color="#999999" style:text-underline-style="none" fo:font-weight="normal" style:font-weight-asian="normal" style:font-weight-complex="normal"/>
    </style:style>
    <style:style style:name="T6" style:family="text">
      <style:text-properties officeooo:rsid="001cde04"/>
    </style:style>
    <style:style style:name="T7" style:family="text">
      <style:text-properties officeooo:rsid="0020a443"/>
    </style:style>
    <style:style style:name="T8" style:family="text">
      <style:text-properties officeooo:rsid="00215abd"/>
    </style:style>
    <style:style style:name="T9" style:family="text">
      <style:text-properties officeooo:rsid="0022765a"/>
    </style:style>
    <style:style style:name="T10" style:family="text">
      <style:text-properties officeooo:rsid="0022eedf"/>
    </style:style>
    <style:style style:name="T11" style:family="text">
      <style:text-properties officeooo:rsid="0024194f"/>
    </style:style>
    <style:style style:name="T12" style:family="text">
      <style:text-properties officeooo:rsid="00273314"/>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underline-style="none" fo:font-weight="normal"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2b2b2" officeooo:rsid="00215abd"/>
    </style:style>
    <style:style style:name="T19" style:family="text">
      <style:text-properties fo:color="#b2b2b2"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7476e2gqk4lq"/><text:span text:style-name="T2">Interest</text:span> Group Annual Report</text:p>
      <text:p text:style-name="P8"><text:bookmark text:name="_c9552ijpmqj7"/>Annotations Interest Group</text:p>
      <text:p text:style-name="P1"/>
      <text:p text:style-name="P9">Web Site: <text:s/><text:span text:style-name="T3">https://github.com/tdwg/annotations</text:span></text:p>
      <text:p text:style-name="P1"><text:s/></text:p>
      <table:table table:name="Table1" table:style-name="Table1">
        <table:table-column table:style-name="Table1.A" table:number-columns-repeated="2"/>
        <table:table-row table:style-name="Table1.1">
          <table:table-cell table:style-name="Table1.A1" table:number-columns-spanned="2" office:value-type="string">
            <text:p text:style-name="P1">Convener(s): </text:p>
          </table:table-cell>
          <table:covered-table-cell/>
        </table:table-row>
        <table:table-row table:style-name="Table1.2">
          <table:table-cell table:style-name="Table1.A1" office:value-type="string">
            <text:p text:style-name="P3">Name</text:p>
          </table:table-cell>
          <table:table-cell table:style-name="Table1.A1" office:value-type="string">
            <text:p text:style-name="P3">Email Address</text:p>
          </table:table-cell>
        </table:table-row>
        <table:table-row table:style-name="Table1.3">
          <table:table-cell table:style-name="Table1.A1" office:value-type="string">
            <text:p text:style-name="P4">Paul J. Morris</text:p>
          </table:table-cell>
          <table:table-cell table:style-name="Table1.A1" office:value-type="string">
            <text:p text:style-name="P4">mole@morris.net</text:p>
          </table:table-cell>
        </table:table-row>
      </table:table>
      <text:p text:style-name="P1"/>
      <text:p text:style-name="P1">Submitted: <text:span text:style-name="T1"><text:s/></text:span><text:span text:style-name="T2">2016 Dec 07</text:span></text:p>
      <text:p text:style-name="P7"><text:bookmark text:name="_4doh4aj76l34"/>Phase of work:</text:p>
      <text:list xml:id="list6074657866868833530" text:style-name="WWNum2">
        <text:list-item>
          <text:p text:style-name="P10">Research and Planning.</text:p>
        </text:list-item>
        <text:list-item>
          <text:p text:style-name="P11">Developing implementations.</text:p>
        </text:list-item>
      </text:list>
      <text:p text:style-name="P7"><text:bookmark text:name="_au32dswgkirt"/>Activities:</text:p>
      <text:p text:style-name="P2">Summarize group activities including:</text:p>
      <text:list xml:id="list3011790415918797442" text:style-name="WWNum1">
        <text:list-item>
          <text:p text:style-name="P16"><text:span text:style-name="T1">Primary mode(s) of collaboration: </text:span><text:span text:style-name="T3">Ad hoc emails, interest group meeting at TDWG meeting, nominally the tdwg-content list. <text:s text:c="2"/></text:span></text:p>
        </text:list-item>
        <text:list-item>
          <text:p text:style-name="P16"><text:span text:style-name="T4">The most important issues addressed in 2016 were (1) observation of the behavior of deployed distributed annotation systems that use the W3C web annotation data model, and (2) examination of interrelationships between data quality assertions and annotations. <text:s text:c="2"/>Both AnnoSys and FilteredPush observe a low accumulation rate of annotations in the form of new identifications by humans. <text:s/>Typing of annotations to match domain business operations (e.g. new determinations) was also found to be important by both groups.</text:span></text:p>
        </text:list-item>
        <text:list-item>
          <text:p text:style-name="P14">The convener of the Annotation Interest Group participated in that role in a meeting of Task Group 2 of the Data Quality Interest Group in <text:span text:style-name="T8">São Paulo Brazil in 2016-03, <text:s/>and in the meeting of the Data Quality Interest Group in La Fortuna Costa Rica on 2016-12-03, in conjunction with the TDWG annual meeting. </text:span></text:p>
        </text:list-item>
        <text:list-item>
          <text:p text:style-name="P17"><text:span text:style-name="T4">At TDWG 2016, the Annotation Interest Group held an interest group session in one 1.5 hour slot. <text:s/>The participants were: Alex Thompson, Niels Klazenga, Aaron Wilton, Paul Morris, Lee Belbin, James Macklin, </text:span><text:a xlink:type="simple" xlink:href="http://dennereed.net/contact.html" text:style-name="Internet_20_link" text:visited-style-name="Visited_20_Internet_20_Link"><text:span text:style-name="T5">Denné</text:span></text:a><text:span text:style-name="T4"> Reed, Patricia Mergen, Wouter Addink, Greg Whitbread. <text:s/></text:span></text:p>
        </text:list-item>
        <text:list-item>
          <text:p text:style-name="P13">The AnnoSys project has successfully deployed an annotation system, informed by the W3C web annotation data model, with integration for collection and query of annotations into GBIF and <text:span text:style-name="T7">12</text:span> other portals. <text:s/>Several hundred annotations have been collected from human users. <text:s/></text:p>
        </text:list-item>
        <text:list-item>
          <text:p text:style-name="P13"><text:soft-page-break/>The FilteredPush project continued to support an annotation system, informed by the W3C web annotation data model, deployed on iDigBio infrastructure in support of 3 US Thematic Collections Networks with integration for collection and display of annotations in Symbiota. <text:s/>340,000 software generated annotations were ingested into Symbiota and a forked version of Specify. <text:s/>About 1,500 annotations have been collected from human users.</text:p>
        </text:list-item>
      </text:list>
      <text:p text:style-name="P7"><text:bookmark text:name="_1gapgt4rq0kf"/>Accomplishments:</text:p>
      <text:p text:style-name="P22">Presentations in 2016 include: </text:p>
      <text:p text:style-name="P20">Berendsohn, W. G., Suhrbier, L., Kusber, W.-H., Güntsch, A. 2016 <text:s/>AnnoSys: A generic online annotation system for scientific collections. 2016 SPNHC conference. 31st Annual Meeting of the Society for the Preservation of Natural History Collections, June 20-25, 2016,, P. 86. doi: http://dx.doi.org/10.3372/SPNHC2016</text:p>
      <text:p text:style-name="P23">Berendsohn, W.G., Tschoepe, O., Suhrbier, L., Güntsch, A. <text:s/>2016. AnnoSys – Improving Data Quality by annotating virtual Specimens. <text:s/>TDWG 2016.</text:p>
      <text:p text:style-name="P23"/>
      <text:p text:style-name="P21">The members of the Annotation Interest Group are monitoring the activities of the W3C <text:span text:style-name="T11"><text:s/>W3C Web Annotation Working Group, in particular the progress of the Web Annotation Data Model towards a W3C recommendation. <text:s/>Both the AnnoSys and FilteredPush implementations of annotation systems extend the abstract annotation data model.</text:span></text:p>
      <text:p text:style-name="P7"><text:bookmark text:name="_x5c75jbodxm4"/>Impediments to progress:</text:p>
      <text:p text:style-name="P5">Absence of an effective <text:span text:style-name="T6">within-</text:span>interest group communication mechanism.</text:p>
      <text:p text:style-name="P6">Slow W3C progress towards the adoption of a standard that <text:span text:style-name="T10">would</text:span> be the focus of a TDWG task group <text:span text:style-name="T10">under the AIG </text:span>to draft an applicability statement.</text:p>
      <text:p text:style-name="P7"><text:bookmark text:name="_o2ag8ltmfo6b"/>Changes in goals or scope</text:p>
      <text:p text:style-name="P5">No changes to goals or scope.</text:p>
      <text:p text:style-name="P7"><text:bookmark text:name="_iv7184pb5ap8"/>Plans for next calendar year</text:p>
      <text:list xml:id="list5083314956605278496" text:style-name="WWNum3">
        <text:list-item>
          <text:p text:style-name="P12">Charter a Task Group to develop an applicability statement concerning W3C annotation standards.</text:p>
          <text:list>
            <text:list-item>
              <text:p text:style-name="P15">Milestone: Github issue to draft charter and email to TDWG content <text:span text:style-name="T9">by</text:span> 2016-<text:span text:style-name="T9">12</text:span>-13.</text:p>
              <text:list>
                <text:list-item>
                  <text:list>
                    <text:list-item>
                      <text:list>
                        <text:list-item>
                          <text:p text:style-name="P12">Milestone: <text:span text:style-name="T6">Submit Task Group Charter by 2017-02</text:span></text:p>
                        </text:list-item>
                      </text:list>
                    </text:list-item>
                  </text:list>
                </text:list-item>
              </text:list>
            </text:list-item>
          </text:list>
        </text:list-item>
        <text:list-item>
          <text:p text:style-name="P12">Conduct a joint meeting with the Data Quality Interest Group.</text:p>
          <text:list>
            <text:list-item>
              <text:p text:style-name="P18"><text:span text:style-name="T2">Possibly in conjunction with SPNHC 2017 in Denver. </text:span></text:p>
            </text:list-item>
          </text:list>
        </text:list-item>
        <text:list-item>
          <text:p text:style-name="P19"><text:span text:style-name="T1">Build the github tdwg/annotations repository as a mechanism for effective communication within the interest grou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08T00:48:27.856786484</dc:date>
    <meta:editing-duration>PT1H12M47S</meta:editing-duration>
    <meta:editing-cycles>12</meta:editing-cycles>
    <meta:document-statistic meta:table-count="1" meta:image-count="0" meta:object-count="0" meta:page-count="2" meta:paragraph-count="38" meta:word-count="572" meta:character-count="3831" meta:non-whitespace-character-count="3282"/>
  </office:meta>
</office:document-meta>
</file>